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159*"/>
    </style:style>
    <style:style style:name="tbl-profile.B" style:family="table-column">
      <style:table-column-properties style:column-width="2.5007in" style:rel-column-width="360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17c112" officeooo:paragraph-rsid="0117c11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officeooo:rsid="00bdb8ba" officeooo:paragraph-rsid="01017a94" fo:background-color="transparent"/>
    </style:style>
    <style:style style:name="P29" style:family="paragraph" style:parent-style-name="Standard">
      <style:text-properties style:font-name="Roboto Light2"/>
    </style:style>
    <style:style style:name="P30" style:family="paragraph" style:parent-style-name="Standard">
      <style:paragraph-properties fo:text-align="start" style:justify-single-word="false"/>
      <style:text-properties style:font-name="Roboto Light2"/>
    </style:style>
    <style:style style:name="P31" style:family="paragraph" style:parent-style-name="Standard">
      <style:text-properties style:font-name="Humnst777 Lt BT1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3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087dfd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1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48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49" style:family="paragraph" style:parent-style-name="Table_20_Contents">
      <style:text-properties officeooo:paragraph-rsid="01109057"/>
    </style:style>
    <style:style style:name="P50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1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2" style:family="paragraph" style:parent-style-name="Footer">
      <style:text-properties officeooo:paragraph-rsid="01109057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rsid="00f08541" officeooo:paragraph-rsid="01087df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7c112" officeooo:paragraph-rsid="0117c11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5">Cur<text:span text:style-name="T9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text:p text:style-name="P62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2"><text:span text:style-name="T10">erstellt am </text:span><text:span text:style-name="T11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2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1" text:outline-level="1"><text:bookmark-start text:name="__RefHeading___Toc1831_3603873402"/><text:span text:style-name="T7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1498809828" text:style-name="L1">
                <text:list-header>
                  <text:p text:style-name="P63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51747033235746" text:continue-numbering="true" text:style-name="L1">
              <text:list-header>
                <text:p text:style-name="P64">[LANGUAGES]</text:p>
              </text:list-header>
            </text:list>
          </table:table-cell>
        </table:table-row>
      </table:table>
      <text:h text:style-name="Heading_20_1" text:outline-level="1"><text:bookmark-start text:name="__RefHeading___Toc1833_3603873402"/>Kernkompetenzen<text:bookmark-end text:name="__RefHeading___Toc1833_3603873402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9">Kategorie</text:p>
            </table:table-cell>
            <table:table-cell table:style-name="COMPETENCES.B1" office:value-type="string">
              <text:p text:style-name="P3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9" text:outline-level="1"><text:bookmark-start text:name="__RefHeading___Toc1835_3603873402"/>Stationen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0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60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841_3603873402"/>Ausbildung<text:bookmark-end text:name="__RefHeading___Toc1841_3603873402"/>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0">[MONT<text:soft-page-break/>H_FROM][YEAR_FROM]</text:p>
          </table:table-cell>
          <table:table-cell table:style-name="EDUCATIONS.B2" office:value-type="string">
            <text:p text:style-name="P20">[MONT<text:soft-page-break/>H_TO]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17:45.132337482">20210402</text:date></text:span><text:span text:style-name="MT1">w</text:span><text:span text:style-name="MT1"><text:word-count>19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0</meta:editing-cycles>
    <meta:editing-duration>PT11H23M2S</meta:editing-duration>
    <dc:date>2021-04-02T15:17:45.024496891</dc:date>
    <dc:title>Curriculum Vitae</dc:title>
    <meta:document-statistic meta:table-count="7" meta:image-count="1" meta:object-count="0" meta:page-count="3" meta:paragraph-count="93" meta:word-count="197" meta:character-count="1609" meta:non-whitespace-character-count="148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